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none" draw:fill="none" draw:textarea-horizontal-align="justify" draw:textarea-vertical-align="middle" draw:auto-grow-height="false" fo:min-height="1.716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000000" draw:marker-start-width="0.252cm" draw:marker-end-width="0.252cm" draw:stroke-linejoin="none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2.68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1.08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Math"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8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draw:transform="rotate (-3.14159265358979) translate (5.608cm 4.0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8cm" svg:height="2.044cm" draw:transform="skewX (0.000523598775598251) rotate (2.79252680319093) translate (5.122cm 5.416cm)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2.77cm" svg:height="2.992cm" draw:transform="rotate (-1.8151424220741) translate (3.072cm 3.04cm)" draw:kind="arc" draw:start-angle="83.68" draw:end-angle="105.68">
          <text:p/>
        </draw:ellipse>
        <draw:line draw:style-name="gr4" draw:text-style-name="P1" draw:layer="layout" svg:x1="1.609cm" svg:y1="4.006cm" svg:x2="1.27cm" svg:y2="4.011cm">
          <text:p/>
        </draw:line>
        <draw:frame draw:style-name="gr5" draw:text-style-name="P3" draw:layer="layout" svg:width="0.277cm" svg:height="0.645cm" svg:x="2.321cm" svg:y="3.84cm">
          <draw:text-box>
            <text:p><text:span text:style-name="T1">α</text:span></text:p>
          </draw:text-box>
        </draw:frame>
        <draw:custom-shape draw:style-name="gr6" draw:text-style-name="P4" draw:layer="layout" svg:width="0.15cm" svg:height="0.15cm" svg:x="1.532cm" svg:y="2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42cm" svg:height="0.645cm" svg:x="1.466cm" svg:y="2.702cm">
          <draw:text-box>
            <text:p><text:span text:style-name="T1">(x</text:span><text:span text:style-name="T2">0</text:span><text:span text:style-name="T3">,y</text:span><text:span text:style-name="T2">0</text:span><text:span text:style-name="T3">)</text:span></text:p>
          </draw:text-box>
        </draw:frame>
        <draw:custom-shape draw:style-name="gr8" draw:text-style-name="P6" draw:layer="layout" svg:width="4cm" svg:height="0.6cm" svg:x="1.605cm" svg:y="1cm">
          <text:p text:style-name="P5"><text:span text:style-name="T1">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2cm" svg:height="0.6cm" draw:transform="rotate (1.5707963267949) translate (0.6cm 4cm)">
          <text:p text:style-name="P5"><text:span text:style-name="T1">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09-27T07:17:43.632997326</dc:date>
    <dc:creator>Aurel Wisse</dc:creator>
    <meta:editing-duration>PT27M36S</meta:editing-duration>
    <meta:editing-cycles>6</meta:editing-cycles>
    <meta:generator>LibreOffice/7.3.7.2$Linux_X86_64 LibreOffice_project/30$Build-2</meta:generator>
    <meta:document-statistic meta:object-count="9"/>
  </office:meta>
</office:document-meta>
</file>